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com.techprimers.cache.springredisexample;</text:p>
      <text:p text:style-name="Standard"/>
      <text:p text:style-name="Standard">import com.techprimers.cache.springredisexample.model.User;</text:p>
      <text:p text:style-name="Standard">import org.springframework.boot.SpringApplication;</text:p>
      <text:p text:style-name="Standard">import org.springframework.boot.autoconfigure.SpringBootApplication;</text:p>
      <text:p text:style-name="Standard">import org.springframework.context.annotation.Bean;</text:p>
      <text:p text:style-name="Standard">import org.springframework.data.redis.connection.jedis.JedisConnectionFactory;</text:p>
      <text:p text:style-name="Standard">import org.springframework.data.redis.core.RedisTemplate;</text:p>
      <text:p text:style-name="Standard"/>
      <text:p text:style-name="Standard">@SpringBootApplication</text:p>
      <text:p text:style-name="Standard">public class SpringRedisExampleApplication {</text:p>
      <text:p text:style-name="Standard"/>
      <text:p text:style-name="Standard"><text:tab/>@Bean</text:p>
      <text:p text:style-name="Standard"><text:tab/>JedisConnectionFactory jedisConnectionFactory() {</text:p>
      <text:p text:style-name="Standard"><text:tab/><text:tab/>return new JedisConnectionFactory();</text:p>
      <text:p text:style-name="Standard"><text:tab/>}</text:p>
      <text:p text:style-name="Standard"/>
      <text:p text:style-name="Standard"><text:tab/>@Bean</text:p>
      <text:p text:style-name="Standard"><text:tab/>RedisTemplate&lt;String, User&gt; redisTemplate() {</text:p>
      <text:p text:style-name="Standard"><text:tab/><text:tab/>RedisTemplate&lt;String, User&gt; redisTemplate = new RedisTemplate&lt;&gt;();</text:p>
      <text:p text:style-name="Standard"><text:tab/><text:tab/>redisTemplate.setConnectionFactory(jedisConnectionFactory());</text:p>
      <text:p text:style-name="Standard"><text:tab/><text:tab/>return redisTemplate;</text:p>
      <text:p text:style-name="Standard"><text:s/><text:tab/>}</text:p>
      <text:p text:style-name="Standard"/>
      <text:p text:style-name="Standard"/>
      <text:p text:style-name="Standard"><text:tab/>public static void main(String[] args) {</text:p>
      <text:p text:style-name="Standard"><text:tab/><text:tab/>SpringApplication.run(SpringRedisExampleApplication.class, args)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9:03:05.859383993</meta:creation-date>
    <meta:editing-duration>PT9M2S</meta:editing-duration>
    <meta:editing-cycles>2</meta:editing-cycles>
    <meta:generator>LibreOffice/6.0.7.3$Linux_X86_64 LibreOffice_project/00m0$Build-3</meta:generator>
    <dc:date>2019-07-25T19:12:02.509844317</dc:date>
    <meta:document-statistic meta:table-count="0" meta:image-count="0" meta:object-count="0" meta:page-count="1" meta:paragraph-count="23" meta:word-count="52" meta:character-count="894" meta:non-whitespace-character-count="846"/>
  </office:meta>
</office:document-meta>
</file>